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3aa" officeooo:paragraph-rsid="001173aa"/>
    </style:style>
    <style:style style:name="P2" style:family="paragraph" style:parent-style-name="Table_20_Contents">
      <style:paragraph-properties fo:text-align="start" style:justify-single-word="false"/>
      <style:text-properties officeooo:rsid="00149a3d" officeooo:paragraph-rsid="001fa7a8"/>
    </style:style>
    <style:style style:name="P3" style:family="paragraph" style:parent-style-name="Table_20_Contents">
      <style:paragraph-properties fo:text-align="start" style:justify-single-word="false"/>
      <style:text-properties officeooo:rsid="0014f316" officeooo:paragraph-rsid="001fa7a8"/>
    </style:style>
    <style:style style:name="P4" style:family="paragraph" style:parent-style-name="Table_20_Contents">
      <style:paragraph-properties fo:text-align="start" style:justify-single-word="false"/>
      <style:text-properties officeooo:rsid="001631ef" officeooo:paragraph-rsid="001fa7a8"/>
    </style:style>
    <style:style style:name="P5" style:family="paragraph" style:parent-style-name="Table_20_Contents">
      <style:paragraph-properties fo:text-align="start" style:justify-single-word="false"/>
      <style:text-properties officeooo:rsid="00178058" officeooo:paragraph-rsid="00202e00"/>
    </style:style>
    <style:style style:name="P6" style:family="paragraph" style:parent-style-name="Standard">
      <style:text-properties officeooo:rsid="00123e20" officeooo:paragraph-rsid="00123e20"/>
    </style:style>
    <style:style style:name="P7" style:family="paragraph" style:parent-style-name="Standard">
      <style:paragraph-properties fo:text-align="center" style:justify-single-word="false"/>
      <style:text-properties officeooo:rsid="0012ac29" officeooo:paragraph-rsid="0012ac29"/>
    </style:style>
    <style:style style:name="P8" style:family="paragraph" style:parent-style-name="Standard">
      <style:paragraph-properties fo:text-align="center" style:justify-single-word="false"/>
      <style:text-properties officeooo:rsid="0012ac29" officeooo:paragraph-rsid="001d94f5"/>
    </style:style>
    <style:style style:name="P9" style:family="paragraph" style:parent-style-name="Standard">
      <style:paragraph-properties fo:text-align="start" style:justify-single-word="false"/>
      <style:text-properties officeooo:rsid="001d94f5" officeooo:paragraph-rsid="001d94f5"/>
    </style:style>
    <style:style style:name="P10" style:family="paragraph" style:parent-style-name="Standard">
      <style:paragraph-properties fo:text-align="start" style:justify-single-word="false"/>
      <style:text-properties officeooo:rsid="001d94f5" officeooo:paragraph-rsid="001fa7a8"/>
    </style:style>
    <style:style style:name="P11" style:family="paragraph" style:parent-style-name="Standard">
      <style:paragraph-properties fo:text-align="start" style:justify-single-word="false"/>
      <style:text-properties officeooo:rsid="001d94f5" officeooo:paragraph-rsid="001fef62"/>
    </style:style>
    <style:style style:name="P12" style:family="paragraph" style:parent-style-name="Standard">
      <style:paragraph-properties fo:text-align="start" style:justify-single-word="false"/>
      <style:text-properties officeooo:rsid="001d94f5" officeooo:paragraph-rsid="00202e00"/>
    </style:style>
    <style:style style:name="P13" style:family="paragraph" style:parent-style-name="Standard">
      <style:paragraph-properties fo:text-align="start" style:justify-single-word="false"/>
      <style:text-properties officeooo:rsid="001d94f5" officeooo:paragraph-rsid="0024f840"/>
    </style:style>
    <style:style style:name="P14" style:family="paragraph" style:parent-style-name="Standard">
      <style:paragraph-properties fo:text-align="start" style:justify-single-word="false"/>
      <style:text-properties officeooo:rsid="001d94f5" officeooo:paragraph-rsid="0025f779"/>
    </style:style>
    <style:style style:name="P15" style:family="paragraph" style:parent-style-name="Standard">
      <style:paragraph-properties fo:text-align="start" style:justify-single-word="false"/>
      <style:text-properties officeooo:rsid="001fa7a8" officeooo:paragraph-rsid="001fa7a8"/>
    </style:style>
    <style:style style:name="P16" style:family="paragraph" style:parent-style-name="Standard">
      <style:paragraph-properties fo:text-align="start" style:justify-single-word="false"/>
      <style:text-properties officeooo:rsid="00202e00" officeooo:paragraph-rsid="00202e00"/>
    </style:style>
    <style:style style:name="P17" style:family="paragraph" style:parent-style-name="Standard">
      <style:paragraph-properties fo:text-align="start" style:justify-single-word="false"/>
      <style:text-properties officeooo:rsid="0021a2fe" officeooo:paragraph-rsid="0021a2fe"/>
    </style:style>
    <style:style style:name="P18" style:family="paragraph" style:parent-style-name="Standard">
      <style:paragraph-properties fo:text-align="center" style:justify-single-word="false"/>
      <style:text-properties officeooo:rsid="0027042a" officeooo:paragraph-rsid="0027042a"/>
    </style:style>
    <style:style style:name="P19" style:family="paragraph" style:parent-style-name="Standard" style:master-page-name="">
      <loext:graphic-properties draw:fill="none"/>
      <style:paragraph-properties fo:margin-left="-1cm" fo:margin-right="-1.101cm" fo:text-indent="0cm" style:auto-text-indent="false" style:page-number="auto" fo:background-color="transparent"/>
      <style:text-properties officeooo:rsid="00123e20" officeooo:paragraph-rsid="00123e20"/>
    </style:style>
    <style:style style:name="T1" style:family="text">
      <style:text-properties officeooo:rsid="001e91ef"/>
    </style:style>
    <style:style style:name="T2" style:family="text">
      <style:text-properties officeooo:rsid="001fa7a8"/>
    </style:style>
    <style:style style:name="T3" style:family="text">
      <style:text-properties officeooo:rsid="001c022f"/>
    </style:style>
    <style:style style:name="T4" style:family="text">
      <style:text-properties officeooo:rsid="00243fa8"/>
    </style:style>
    <style:style style:name="T5" style:family="text">
      <style:text-properties officeooo:rsid="0024f840"/>
    </style:style>
    <style:style style:name="T6" style:family="text">
      <style:text-properties officeooo:rsid="0025f779"/>
    </style:style>
    <style:style style:name="T7" style:family="text">
      <style:text-properties officeooo:rsid="002752b5"/>
    </style:style>
    <style:style style:name="T8" style:family="text">
      <style:text-properties officeooo:rsid="002904ad"/>
    </style:style>
    <style:style style:name="T9" style:family="text">
      <style:text-properties officeooo:rsid="002af8cd"/>
    </style:style>
    <style:style style:name="T10" style:family="text">
      <style:text-properties officeooo:rsid="002dac0a"/>
    </style:style>
    <style:style style:name="T11" style:family="text">
      <style:text-properties officeooo:rsid="0030db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uchet Valentin</text:p>
      <text:p text:style-name="P1">Guerre-Chaley Mathieu</text:p>
      <text:p text:style-name="P6">Groupe C</text:p>
      <text:p text:style-name="P19"/>
      <text:p text:style-name="P18">Traitement d’image : <text:span text:style-name="T7">Fonctionnalités</text:span></text:p>
      <text:p text:style-name="P7"/>
      <text:p text:style-name="P9">Open / Save image</text:p>
      <text:p text:style-name="P9"><text:tab/>Fonctionnalité : <text:s/>TP</text:p>
      <text:p text:style-name="P9"><text:tab/>Développeur : Binôme</text:p>
      <text:p text:style-name="P9"><text:tab/>Description :</text:p>
      <text:p text:style-name="P9"><text:tab/><text:span text:style-name="T1">Fonction wxWidgets :</text:span></text:p>
      <text:p text:style-name="P9"><text:tab/><text:span text:style-name="T1">Limites / Bugs :</text:span></text:p>
      <text:p text:style-name="P9"/>
      <text:p text:style-name="P2">Verical Mirror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3">Horizontal Mirror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4">Blur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15">Rotate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15">Negative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4">Desaturate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soft-page-break/><text:tab/><text:span text:style-name="T1">Fonction wxWidgets :</text:span></text:p>
      <text:p text:style-name="P10"><text:tab/><text:span text:style-name="T1">Limites / Bugs :</text:span></text:p>
      <text:p text:style-name="P10"/>
      <text:p text:style-name="P4">Threshold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4">Threshold <text:span text:style-name="T2">v2</text:span></text:p>
      <text:p text:style-name="P10"><text:tab/>Fonctionnalité : <text:s/>TP</text:p>
      <text:p text:style-name="P11"><text:tab/>Développeur : <text:span text:style-name="T3">Guerre-Chaley</text:span>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5">Posterize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5">Nb-color</text:p>
      <text:p text:style-name="P10"><text:tab/>Fonctionnalité : <text:s/>TP</text:p>
      <text:p text:style-name="P10"><text:tab/>Développeur : Binôme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5">Enhence Contrast</text:p>
      <text:p text:style-name="P10"><text:tab/>Fonctionnalité : <text:s/>TP</text:p>
      <text:p text:style-name="P10"><text:tab/>Développeur : <text:span text:style-name="T4">Bouchet</text:span>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5">Luminosité</text:p>
      <text:p text:style-name="P10"><text:tab/>Fonctionnalité : <text:s/>TP</text:p>
      <text:p text:style-name="P13"><text:tab/>Développeur : <text:span text:style-name="T3">Guerre-Chaley</text:span></text:p>
      <text:p text:style-name="P10"><text:tab/>Description :</text:p>
      <text:p text:style-name="P10"><text:tab/><text:span text:style-name="T1">Fonction wxWidgets :</text:span></text:p>
      <text:p text:style-name="P10"><text:tab/><text:span text:style-name="T1">Limites / Bugs :</text:span></text:p>
      <text:p text:style-name="P10"/>
      <text:p text:style-name="P16">Draw</text:p>
      <text:p text:style-name="P12"><text:tab/>Fonctionnalité : <text:s/><text:span text:style-name="T5">New</text:span></text:p>
      <text:p text:style-name="P13"><text:tab/>Développeur : <text:span text:style-name="T3">Guerre-Chaley</text:span></text:p>
      <text:p text:style-name="P12"><text:tab/>Description :</text:p>
      <text:p text:style-name="P12"><text:tab/><text:span text:style-name="T1">Fonction wxWidgets :</text:span></text:p>
      <text:p text:style-name="P12"><text:tab/><text:span text:style-name="T1">Limites / Bugs :</text:span></text:p>
      <text:p text:style-name="P12"/>
      <text:p text:style-name="P17"><text:soft-page-break/>Resize</text:p>
      <text:p text:style-name="P12"><text:tab/>Fonctionnalité : <text:s/><text:span text:style-name="T6">New</text:span></text:p>
      <text:p text:style-name="P12"><text:tab/>Développeur : <text:span text:style-name="T6">Bouchet</text:span></text:p>
      <text:p text:style-name="P12"><text:tab/>Description :</text:p>
      <text:p text:style-name="P12"><text:tab/><text:tab/><text:span text:style-name="T9">Redimension d’une image en changent le nombre de pixel en largeur et hauteur.</text:span></text:p>
      <text:p text:style-name="P12"><text:tab/><text:span text:style-name="T1">Fonction wxWidgets :</text:span></text:p>
      <text:p text:style-name="P12"><text:tab/><text:span text:style-name="T1">Limites / Bugs :</text:span></text:p>
      <text:p text:style-name="P12"/>
      <text:p text:style-name="P17">Undo</text:p>
      <text:p text:style-name="P14"><text:tab/>Fonctionnalité : <text:s/><text:span text:style-name="T6">New</text:span></text:p>
      <text:p text:style-name="P14"><text:tab/>Développeur : <text:span text:style-name="T6">Bouchet</text:span></text:p>
      <text:p text:style-name="P12"><text:tab/>Description :</text:p>
      <text:p text:style-name="P12"><text:tab/><text:tab/><text:span text:style-name="T10">Défaire ou refaire la dernière oppération sur l’image.</text:span></text:p>
      <text:p text:style-name="P12"><text:tab/><text:span text:style-name="T1">Fonction wxWidgets :</text:span></text:p>
      <text:p text:style-name="P12"><text:tab/><text:span text:style-name="T1">Limites / Bugs :</text:span></text:p>
      <text:p text:style-name="P12"/>
      <text:p text:style-name="P17">Zoom</text:p>
      <text:p text:style-name="P14"><text:tab/>Fonctionnalité : <text:s/><text:span text:style-name="T6">New</text:span></text:p>
      <text:p text:style-name="P14"><text:tab/>Développeur : <text:span text:style-name="T6">Bouchet</text:span></text:p>
      <text:p text:style-name="P12"><text:tab/>Description :</text:p>
      <text:p text:style-name="P12"><text:tab/><text:tab/><text:span text:style-name="T11">Zoomer et dézoomer sur l’image à la position de la souris.</text:span></text:p>
      <text:p text:style-name="P12"><text:tab/><text:span text:style-name="T1">Fonction wxWidgets :</text:span></text:p>
      <text:p text:style-name="P12"><text:tab/><text:span text:style-name="T1">Limites / Bugs :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23:28.044964227</meta:creation-date>
    <meta:generator>LibreOffice/5.2.5.1$Linux_X86_64 LibreOffice_project/20m0$Build-1</meta:generator>
    <dc:date>2017-04-04T11:56:31.624730958</dc:date>
    <meta:editing-duration>PT1H2M45S</meta:editing-duration>
    <meta:editing-cycles>40</meta:editing-cycles>
    <meta:document-statistic meta:table-count="0" meta:image-count="0" meta:object-count="0" meta:page-count="3" meta:paragraph-count="109" meta:word-count="321" meta:character-count="2061" meta:non-whitespace-character-count="1741"/>
  </office:meta>
</office:document-meta>
</file>